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2.52pt" svg:height="240.94pt" svg:x="255.23pt" svg:y="109.16pt">
            <loext:p draw:notify-on-update-of-ranges="Sheet1.B3:Sheet1.B8 Sheet1.D2:Sheet1.D2 Sheet1.D3:Sheet1.D8 Sheet1.J2:Sheet1.J2 Sheet1.J3:Sheet1.J8 Sheet1.G2:Sheet1.G2 Sheet1.G3:Sheet1.G10 Sheet1.M2:Sheet1.M2 Sheet1.M3:Sheet1.M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WITHDRAWN</text:p>
          </table:table-cell>
          <table:table-cell office:value-type="string" calcext:value-type="string">
            <text:p>WITHDRAWN %</text:p>
          </table:table-cell>
          <table:table-cell/>
          <table:table-cell office:value-type="string" calcext:value-type="string">
            <text:p>DENIED</text:p>
          </table:table-cell>
          <table:table-cell office:value-type="string" calcext:value-type="string">
            <text:p>DENIED %</text:p>
          </table:table-cell>
          <table:table-cell/>
          <table:table-cell office:value-type="string" calcext:value-type="string">
            <text:p>CERTIFIED </text:p>
          </table:table-cell>
          <table:table-cell office:value-type="string" calcext:value-type="string">
            <text:p>CERTIFIED %</text:p>
          </table:table-cell>
          <table:table-cell/>
          <table:table-cell office:value-type="string" calcext:value-type="string">
            <text:p>CERTIFIED-WITHDRAWN</text:p>
          </table:table-cell>
          <table:table-cell office:value-type="string" calcext:value-type="string">
            <text:p>CERTIFIED-WITHDRAWN %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/>
          <table:table-cell office:value-type="float" office:value="10105" calcext:value-type="float">
            <text:p>10105</text:p>
          </table:table-cell>
          <table:table-cell office:value-type="float" office:value="0.336559037717593" calcext:value-type="float">
            <text:p>0.3365590377</text:p>
          </table:table-cell>
          <table:table-cell/>
          <table:table-cell office:value-type="float" office:value="29130" calcext:value-type="float">
            <text:p>29130</text:p>
          </table:table-cell>
          <table:table-cell office:value-type="float" office:value="0.970209279437258" calcext:value-type="float">
            <text:p>0.9702092794</text:p>
          </table:table-cell>
          <table:table-cell/>
          <table:table-cell office:value-type="float" office:value="307936" calcext:value-type="float">
            <text:p>307936</text:p>
          </table:table-cell>
          <table:table-cell office:value-type="float" office:value="10.2561745510742" calcext:value-type="float">
            <text:p>10.2561745511</text:p>
          </table:table-cell>
          <table:table-cell/>
          <table:table-cell office:value-type="float" office:value="11596" calcext:value-type="float">
            <text:p>11596</text:p>
          </table:table-cell>
          <table:table-cell office:value-type="float" office:value="0.386218565202693" calcext:value-type="float">
            <text:p>0.3862185652</text:p>
          </table:table-cell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/>
          <table:table-cell office:value-type="float" office:value="10725" calcext:value-type="float">
            <text:p>10725</text:p>
          </table:table-cell>
          <table:table-cell office:value-type="float" office:value="0.357208874767065" calcext:value-type="float">
            <text:p>0.3572088748</text:p>
          </table:table-cell>
          <table:table-cell/>
          <table:table-cell office:value-type="float" office:value="21096" calcext:value-type="float">
            <text:p>21096</text:p>
          </table:table-cell>
          <table:table-cell office:value-type="float" office:value="0.702627358702657" calcext:value-type="float">
            <text:p>0.7026273587</text:p>
          </table:table-cell>
          <table:table-cell/>
          <table:table-cell office:value-type="float" office:value="352668" calcext:value-type="float">
            <text:p>352668</text:p>
          </table:table-cell>
          <table:table-cell office:value-type="float" office:value="11.7460269880048" calcext:value-type="float">
            <text:p>11.746026988</text:p>
          </table:table-cell>
          <table:table-cell/>
          <table:table-cell office:value-type="float" office:value="31118" calcext:value-type="float">
            <text:p>31118</text:p>
          </table:table-cell>
          <table:table-cell office:value-type="float" office:value="1.03642198275072" calcext:value-type="float">
            <text:p>1.0364219828</text:p>
          </table:table-cell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/>
          <table:table-cell office:value-type="float" office:value="11590" calcext:value-type="float">
            <text:p>11590</text:p>
          </table:table-cell>
          <table:table-cell office:value-type="float" office:value="0.386018728069956" calcext:value-type="float">
            <text:p>0.3860187281</text:p>
          </table:table-cell>
          <table:table-cell/>
          <table:table-cell office:value-type="float" office:value="12141" calcext:value-type="float">
            <text:p>12141</text:p>
          </table:table-cell>
          <table:table-cell office:value-type="float" office:value="0.404370438092954" calcext:value-type="float">
            <text:p>0.4043704381</text:p>
          </table:table-cell>
          <table:table-cell/>
          <table:table-cell office:value-type="float" office:value="382951" calcext:value-type="float">
            <text:p>382951</text:p>
          </table:table-cell>
          <table:table-cell office:value-type="float" office:value="12.7546383031163" calcext:value-type="float">
            <text:p>12.7546383031</text:p>
          </table:table-cell>
          <table:table-cell/>
          <table:table-cell office:value-type="float" office:value="35432" calcext:value-type="float">
            <text:p>35432</text:p>
          </table:table-cell>
          <table:table-cell office:value-type="float" office:value="1.1801048811885" calcext:value-type="float">
            <text:p>1.1801048812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/>
          <table:table-cell office:value-type="float" office:value="16034" calcext:value-type="float">
            <text:p>16034</text:p>
          </table:table-cell>
          <table:table-cell office:value-type="float" office:value="0.53403143105036" calcext:value-type="float">
            <text:p>0.5340314311</text:p>
          </table:table-cell>
          <table:table-cell/>
          <table:table-cell office:value-type="float" office:value="11899" calcext:value-type="float">
            <text:p>11899</text:p>
          </table:table-cell>
          <table:table-cell office:value-type="float" office:value="0.396310340405903" calcext:value-type="float">
            <text:p>0.3963103404</text:p>
          </table:table-cell>
          <table:table-cell/>
          <table:table-cell office:value-type="float" office:value="455144" calcext:value-type="float">
            <text:p>455144</text:p>
          </table:table-cell>
          <table:table-cell office:value-type="float" office:value="15.1591119903945" calcext:value-type="float">
            <text:p>15.1591119904</text:p>
          </table:table-cell>
          <table:table-cell/>
          <table:table-cell office:value-type="float" office:value="36350" calcext:value-type="float">
            <text:p>36350</text:p>
          </table:table-cell>
          <table:table-cell office:value-type="float" office:value="1.21067996249723" calcext:value-type="float">
            <text:p>1.2106799625</text:p>
          </table:table-cell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/>
          <table:table-cell office:value-type="float" office:value="19455" calcext:value-type="float">
            <text:p>19455</text:p>
          </table:table-cell>
          <table:table-cell office:value-type="float" office:value="0.647971902899137" calcext:value-type="float">
            <text:p>0.6479719029</text:p>
          </table:table-cell>
          <table:table-cell/>
          <table:table-cell office:value-type="float" office:value="10923" calcext:value-type="float">
            <text:p>10923</text:p>
          </table:table-cell>
          <table:table-cell office:value-type="float" office:value="0.36380350014738" calcext:value-type="float">
            <text:p>0.3638035001</text:p>
          </table:table-cell>
          <table:table-cell/>
          <table:table-cell office:value-type="float" office:value="547278" calcext:value-type="float">
            <text:p>547278</text:p>
          </table:table-cell>
          <table:table-cell office:value-type="float" office:value="18.2277443883235" calcext:value-type="float">
            <text:p>18.2277443883</text:p>
          </table:table-cell>
          <table:table-cell/>
          <table:table-cell office:value-type="float" office:value="41071" calcext:value-type="float">
            <text:p>41071</text:p>
          </table:table-cell>
          <table:table-cell office:value-type="float" office:value="1.36791847977232" calcext:value-type="float">
            <text:p>1.3679184798</text:p>
          </table:table-cell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/>
          <table:table-cell office:value-type="float" office:value="21890" calcext:value-type="float">
            <text:p>21890</text:p>
          </table:table-cell>
          <table:table-cell office:value-type="float" office:value="0.729072472601496" calcext:value-type="float">
            <text:p>0.7290724726</text:p>
          </table:table-cell>
          <table:table-cell/>
          <table:table-cell office:value-type="float" office:value="9175" calcext:value-type="float">
            <text:p>9175</text:p>
          </table:table-cell>
          <table:table-cell office:value-type="float" office:value="0.305584282143386" calcext:value-type="float">
            <text:p>0.3055842821</text:p>
          </table:table-cell>
          <table:table-cell/>
          <table:table-cell office:value-type="float" office:value="569646" calcext:value-type="float">
            <text:p>569646</text:p>
          </table:table-cell>
          <table:table-cell office:value-type="float" office:value="18.9727372191664" calcext:value-type="float">
            <text:p>18.9727372192</text:p>
          </table:table-cell>
          <table:table-cell/>
          <table:table-cell office:value-type="float" office:value="47092" calcext:value-type="float">
            <text:p>47092</text:p>
          </table:table-cell>
          <table:table-cell office:value-type="float" office:value="1.56845504247372" calcext:value-type="float">
            <text:p>1.5684550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01:42:07.777700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01:01:19.294287694</meta:creation-date>
    <meta:editing-duration>PT8M12S</meta:editing-duration>
    <meta:editing-cycles>3</meta:editing-cycles>
    <meta:generator>LibreOffice/5.1.6.2$Linux_X86_64 LibreOffice_project/10m0$Build-2</meta:generator>
    <dc:date>2018-01-06T01:49:29.119523411</dc:date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12cm" svg:height="8.501cm" xlink:href=".." xlink:type="simple" chart:class="chart:line" chart:style-name="ch1">
        <chart:title svg:x="5.725cm" svg:y="0.403cm" chart:style-name="ch2">
          <text:p>Year vs Case status</text:p>
        </chart:title>
        <chart:legend chart:legend-position="end" svg:x="10.246cm" svg:y="3.204cm" style:legend-expansion="high" chart:style-name="ch3"/>
        <chart:plot-area chart:style-name="ch4" table:cell-range-address="Sheet1.B3:Sheet1.B8 Sheet1.D2:Sheet1.D8 Sheet1.J2:Sheet1.J8 Sheet1.G2:Sheet1.G10 Sheet1.M2:Sheet1.M8" chart:data-source-has-labels="both" svg:x="1.137cm" svg:y="1.255cm" svg:width="7.959cm" svg:height="6.094cm">
          <chartooo:coordinate-region svg:x="2.499cm" svg:y="1.454cm" svg:width="6.597cm" svg:height="5.248cm"/>
          <chart:axis chart:dimension="x" chart:name="primary-x" chart:style-name="ch5" chartooo:axis-type="auto">
            <chartooo:date-scale/>
            <chart:title svg:x="4.741cm" svg:y="7.519cm" chart:style-name="ch6">
              <text:p>Year</text:p>
            </chart:title>
            <chart:categories table:cell-range-address="Sheet1.B3:Sheet1.B8"/>
          </chart:axis>
          <chart:axis chart:dimension="y" chart:name="primary-y" chart:style-name="ch5">
            <chart:title svg:x="0.265cm" svg:y="5.206cm" chart:style-name="ch7">
              <text:p>Case status</text:p>
            </chart:title>
            <chart:grid chart:style-name="ch8" chart:class="major"/>
          </chart:axis>
          <chart:series chart:style-name="ch9" chart:values-cell-range-address="Sheet1.D3:Sheet1.D8" chart:label-cell-address="Sheet1.D2:Sheet1.D2" chart:class="chart:line">
            <chart:data-point chart:repeated="6"/>
          </chart:series>
          <chart:series chart:style-name="ch10" chart:values-cell-range-address="Sheet1.J3:Sheet1.J8" chart:label-cell-address="Sheet1.J2:Sheet1.J2" chart:class="chart:line">
            <chart:data-point chart:repeated="6"/>
          </chart:series>
          <chart:series chart:style-name="ch11" chart:values-cell-range-address="Sheet1.G3:Sheet1.G10" chart:label-cell-address="Sheet1.G2:Sheet1.G2" chart:class="chart:line">
            <chart:data-point chart:repeated="8"/>
          </chart:series>
          <chart:series chart:style-name="ch12" chart:values-cell-range-address="Sheet1.M3:Sheet1.M8" chart:label-cell-address="Sheet1.M2:Sheet1.M2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DRAWN</text:p>
                <draw:g>
                  <svg:desc>Sheet1.D2:Sheet1.D2</svg:desc>
                </draw:g>
              </table:table-cell>
              <table:table-cell office:value-type="string">
                <text:p>CERTIFIED </text:p>
                <draw:g>
                  <svg:desc>Sheet1.J2:Sheet1.J2</svg:desc>
                </draw:g>
              </table:table-cell>
              <table:table-cell office:value-type="string">
                <text:p>DENIED</text:p>
                <draw:g>
                  <svg:desc>Sheet1.G2:Sheet1.G2</svg:desc>
                </draw:g>
              </table:table-cell>
              <table:table-cell office:value-type="string">
                <text:p>CERTIFIED-WITHDRAWN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B3:Sheet1.B8</svg:desc>
                </draw:g>
              </table:table-cell>
              <table:table-cell office:value-type="float" office:value="10105">
                <text:p>10105</text:p>
                <draw:g>
                  <svg:desc>Sheet1.D3:Sheet1.D8</svg:desc>
                </draw:g>
              </table:table-cell>
              <table:table-cell office:value-type="float" office:value="307936">
                <text:p>307936</text:p>
                <draw:g>
                  <svg:desc>Sheet1.J3:Sheet1.J8</svg:desc>
                </draw:g>
              </table:table-cell>
              <table:table-cell office:value-type="float" office:value="29130">
                <text:p>29130</text:p>
                <draw:g>
                  <svg:desc>Sheet1.G3:Sheet1.G10</svg:desc>
                </draw:g>
              </table:table-cell>
              <table:table-cell office:value-type="float" office:value="11596">
                <text:p>11596</text:p>
                <draw:g>
                  <svg:desc>Sheet1.M3:Sheet1.M8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0725">
                <text:p>10725</text:p>
              </table:table-cell>
              <table:table-cell office:value-type="float" office:value="352668">
                <text:p>352668</text:p>
              </table:table-cell>
              <table:table-cell office:value-type="float" office:value="21096">
                <text:p>21096</text:p>
              </table:table-cell>
              <table:table-cell office:value-type="float" office:value="31118">
                <text:p>3111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1590">
                <text:p>11590</text:p>
              </table:table-cell>
              <table:table-cell office:value-type="float" office:value="382951">
                <text:p>382951</text:p>
              </table:table-cell>
              <table:table-cell office:value-type="float" office:value="12141">
                <text:p>12141</text:p>
              </table:table-cell>
              <table:table-cell office:value-type="float" office:value="35432">
                <text:p>3543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6034">
                <text:p>16034</text:p>
              </table:table-cell>
              <table:table-cell office:value-type="float" office:value="455144">
                <text:p>455144</text:p>
              </table:table-cell>
              <table:table-cell office:value-type="float" office:value="11899">
                <text:p>11899</text:p>
              </table:table-cell>
              <table:table-cell office:value-type="float" office:value="36350">
                <text:p>3635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9455">
                <text:p>19455</text:p>
              </table:table-cell>
              <table:table-cell office:value-type="float" office:value="547278">
                <text:p>547278</text:p>
              </table:table-cell>
              <table:table-cell office:value-type="float" office:value="10923">
                <text:p>10923</text:p>
              </table:table-cell>
              <table:table-cell office:value-type="float" office:value="41071">
                <text:p>4107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1890">
                <text:p>21890</text:p>
              </table:table-cell>
              <table:table-cell office:value-type="float" office:value="569646">
                <text:p>569646</text:p>
              </table:table-cell>
              <table:table-cell office:value-type="float" office:value="9175">
                <text:p>9175</text:p>
              </table:table-cell>
              <table:table-cell office:value-type="float" office:value="47092">
                <text:p>47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